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language="en" fo:country="US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fo:language="en" fo:country="US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fo:language="en" fo:country="US" style:text-underline-style="solid" style:text-underline-width="auto" style:text-underline-color="font-color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fo:language="en" fo:country="US" style:text-underline-style="solid" style:text-underline-width="auto" style:text-underline-color="font-color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fo:language="en" fo:country="US" style:text-underline-style="none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fo:language="el" fo:country="GR" style:text-underline-style="none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fo:language="el" fo:country="GR" style:text-underline-style="solid" style:text-underline-width="auto" style:text-underline-color="font-color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font-size="13pt" fo:language="el" fo:country="GR" style:text-underline-style="solid" style:text-underline-width="auto" style:text-underline-color="font-color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2pt" fo:language="el" fo:country="GR" style:text-underline-style="none" style:font-size-asian="12pt" style:font-size-complex="12pt"/>
    </style:style>
    <style:style style:name="T1" style:family="text">
      <style:text-properties fo:language="el" fo:country="GR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ynamic Website</text:p>
      <text:p text:style-name="P4"/>
      <text:p text:style-name="P8">Βασιλης Παπογλου</text:p>
      <text:p text:style-name="P8">ΑΜ : <text:span text:style-name="T2">2234</text:span></text:p>
      <text:p text:style-name="P1"/>
      <text:p text:style-name="P2">links : http://papoglou.webpages.auth.gr/2234partB/</text:p>
      <text:p text:style-name="P2"><text:tab/><text:tab/></text:p>
      <text:p text:style-name="P2"/>
      <text:p text:style-name="P2">Tutor1 <text:span text:style-name="T1"><text:s/>: </text:span>loginname : t</text:p>
      <text:p text:style-name="P2"><text:span text:style-name="T1"><text:tab/> <text:s text:c="3"/></text:span>password : t</text:p>
      <text:p text:style-name="P2"/>
      <text:p text:style-name="P2">Tutor2 : loginaname : <text:a xlink:type="simple" xlink:href="mailto:t2@uni.com">t2@uni.com</text:a></text:p>
      <text:p text:style-name="P2"><text:span text:style-name="T1"><text:s text:c="14"/></text:span>password : t2pass</text:p>
      <text:p text:style-name="P2"/>
      <text:p text:style-name="P2">Student1 : loginname : u</text:p>
      <text:p text:style-name="P2"><text:span text:style-name="T1"><text:s text:c="17"/></text:span>password : u</text:p>
      <text:p text:style-name="P2"/>
      <text:p text:style-name="P2">Student2: loginname : <text:a xlink:type="simple" xlink:href="mailto:u2@uni.com">u2@uni.com</text:a></text:p>
      <text:p text:style-name="P2"><text:span text:style-name="T1"><text:tab/> <text:s text:c="4"/></text:span>password : u2pass<text:span text:style-name="T1"><text:tab/><text:tab/> </text:span></text:p>
      <text:p text:style-name="P1"/>
      <text:p text:style-name="P8">ΜΑΙΝ</text:p>
      <text:p text:style-name="P1"/>
      <text:p text:style-name="P3">index.html</text:p>
      <text:p text:style-name="P5">Y<text:span text:style-name="T1">λοποιει την αρχικη φορμα εισοδου</text:span></text:p>
      <text:p text:style-name="P5"><text:span text:style-name="T1"/></text:p>
      <text:p text:style-name="P3">checklogin.php</text:p>
      <text:p text:style-name="P6">Ελεγχει τα δεδομενα που στειλαμε απο την φορμα του παραπανω αρχειου. Εαν υπαρχει εγγεγραμενος χρηστης τοτε μπαινει στην αρχικη σελιδα που ειναι η <text:span text:style-name="T2">home.php</text:span></text:p>
      <text:p text:style-name="P5"/>
      <text:p text:style-name="P3">home.php</text:p>
      <text:p text:style-name="P6">Η αρχικη σελιδα του δυναμικου ιστοτοπου. Η εικονα που χρησιμοποιειται βρισκεται στον φακελο <text:span text:style-name="T2">assets.</text:span></text:p>
      <text:p text:style-name="P6"><text:span text:style-name="T2"/></text:p>
      <text:p text:style-name="P7"><text:span text:style-name="T2">Contact.php</text:span></text:p>
      <text:p text:style-name="P6">Υλοποιει την φορμα επικοινωνιας. Στελνει τα δεδομενα στο αρχειο <text:span text:style-name="T2">sendmail,php</text:span></text:p>
      <text:p text:style-name="P6"><text:span text:style-name="T2"/></text:p>
      <text:p text:style-name="P7"><text:span text:style-name="T2">sendmail.php</text:span></text:p>
      <text:p text:style-name="P6">Ψαχνει για ολους τους <text:span text:style-name="T2">tutors </text:span>στην βαση δεδομενων και στελνει σε αυτους μονο το <text:span text:style-name="T2">email. </text:span>Χρσημοποιει την <text:span text:style-name="T2">mail function </text:span>της <text:span text:style-name="T2">php.</text:span></text:p>
      <text:p text:style-name="P6"><text:span text:style-name="T2"/></text:p>
      <text:p text:style-name="P7"><text:span text:style-name="T2">Announcements.php</text:span></text:p>
      <text:p text:style-name="P6"><text:span text:style-name="T2">Y</text:span>λοποιει την εμφανιση των ανακοινωσεων. Εαν ο χρηστης ειναι <text:span text:style-name="T2">tutor </text:span>τοτε εμφανιζει και το σχετικο κουμπι για να μπορει να ανεβασει νεα ανακοινωση. <text:span text:style-name="T2">E</text:span>αν ο χρηστης ειναι <text:span text:style-name="T2">user </text:span>τοτε φαινονται ολα τα υπολοιπα χωρις το σχετικο κουμπι. Κανει χρηση της μεταβλητης $_SESSION['role'] για τον συγκεκριμενο σκοπο.</text:p>
      <text:p text:style-name="P6"/>
      <text:p text:style-name="P3">Addannouncement.php</text:p>
      <text:p text:style-name="P5">Y<text:span text:style-name="T1">λοποιει την φορμα οπου ο </text:span>tutor <text:span text:style-name="T1">ανεβαζει τις ανακοινωσεις. Στελνει τα δεδομενα στο </text:span><text:soft-page-break/>setannouncement.php <text:span text:style-name="T1">το οποιο τα στελνει στην βαση δεδομενων</text:span></text:p>
      <text:p text:style-name="P5"><text:span text:style-name="T1"/></text:p>
      <text:p text:style-name="P5"><text:span text:style-name="T1">Παρομοια τακτικη ακολουθειται και στα υπολοιπα αρχεια</text:span></text:p>
      <text:p text:style-name="P5"><text:span text:style-name="T1"/></text:p>
      <text:p text:style-name="P4">DATABASE</text:p>
      <text:p text:style-name="P3"/>
      <text:p text:style-name="P3"/>
      <text:p text:style-name="P6">Εχει 4 πινακες, τους <text:span text:style-name="T2">announcements, documents, dynamicwebsiteusers </text:span>και <text:span text:style-name="T2">exercises.</text:span></text:p>
      <text:p text:style-name="P6">Στον πρωτο αποθηκευονται οι ανακοινωσεις, στον δευτερο τα εγγραφα, στον τριτο οι χρηστες τους συστηματος και τελος στον <text:span text:style-name="T2">exercises </text:span>οι εργασιες. Συγκεκριμενα για τον πινακα <text:span text:style-name="T2">dynamicwebsiteusers </text:span>εχει δωθει ως <text:span text:style-name="T2">primary key to login </text:span>γιατι μιλαμε για μοναδικους χρηστες οποτε ενα <text:span text:style-name="T2">mail </text:span>μπορει να αντιστοιχει μονο σε εναν χρηστη.</text:p>
      <text:p text:style-name="P9"/>
      <text:p text:style-name="P9"/>
      <text:p text:style-name="P9"><text:span text:style-name="T2"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9-29T21:51:29.30</meta:creation-date>
    <dc:date>2015-09-29T23:41:54.83</dc:date>
    <meta:editing-duration>PT1H50M22S</meta:editing-duration>
    <meta:editing-cycles>6</meta:editing-cycles>
    <meta:generator>OpenOffice.org/3.3$Win32 OpenOffice.org_project/330m20$Build-9567</meta:generator>
    <meta:document-statistic meta:table-count="0" meta:image-count="0" meta:object-count="0" meta:page-count="2" meta:paragraph-count="32" meta:word-count="255" meta:character-count="1789"/>
  </office:meta>
</office:document-meta>
</file>